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01e30"/>
    </style:style>
    <style:style style:name="P2" style:family="paragraph" style:parent-style-name="Standard">
      <style:text-properties officeooo:rsid="00001e30" officeooo:paragraph-rsid="000568e6"/>
    </style:style>
    <style:style style:name="P3" style:family="paragraph" style:parent-style-name="Standard">
      <style:paragraph-properties fo:text-align="justify" style:justify-single-word="false"/>
      <style:text-properties officeooo:rsid="00001e30" officeooo:paragraph-rsid="0008eecb"/>
    </style:style>
    <style:style style:name="P4" style:family="paragraph" style:parent-style-name="Standard">
      <style:paragraph-properties fo:text-align="justify" style:justify-single-word="false"/>
      <style:text-properties officeooo:rsid="0008eecb" officeooo:paragraph-rsid="0008eecb"/>
    </style:style>
    <style:style style:name="P5" style:family="paragraph" style:parent-style-name="Standard">
      <style:paragraph-properties fo:text-align="justify" style:justify-single-word="false"/>
      <style:text-properties officeooo:paragraph-rsid="000c0740"/>
    </style:style>
    <style:style style:name="P6" style:family="paragraph" style:parent-style-name="Standard">
      <style:paragraph-properties fo:text-align="justify" style:justify-single-word="false"/>
      <style:text-properties officeooo:paragraph-rsid="000cfcc6"/>
    </style:style>
    <style:style style:name="P7" style:family="paragraph" style:parent-style-name="Standard">
      <style:paragraph-properties fo:text-align="justify" style:justify-single-word="false"/>
      <style:text-properties officeooo:rsid="00011c45" officeooo:paragraph-rsid="000a0c3a"/>
    </style:style>
    <style:style style:name="P8" style:family="paragraph" style:parent-style-name="Standard">
      <style:paragraph-properties fo:text-align="justify" style:justify-single-word="false"/>
      <style:text-properties officeooo:rsid="00019e59" officeooo:paragraph-rsid="000c0740"/>
    </style:style>
    <style:style style:name="P9" style:family="paragraph" style:parent-style-name="Standard">
      <style:paragraph-properties fo:text-align="justify" style:justify-single-word="false" fo:break-before="page"/>
      <style:text-properties officeooo:rsid="00019e59" officeooo:paragraph-rsid="000c0740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08eecb" officeooo:paragraph-rsid="0008eecb"/>
    </style:style>
    <style:style style:name="P11" style:family="paragraph" style:parent-style-name="Standard" style:list-style-name="L2">
      <style:paragraph-properties fo:text-align="justify" style:justify-single-word="false"/>
      <style:text-properties officeooo:paragraph-rsid="000c0740"/>
    </style:style>
    <style:style style:name="P12" style:family="paragraph" style:parent-style-name="Standard">
      <style:text-properties officeooo:rsid="00001e30" officeooo:paragraph-rsid="0010aa89"/>
    </style:style>
    <style:style style:name="P13" style:family="paragraph" style:parent-style-name="Standard">
      <style:text-properties officeooo:rsid="00001e30" officeooo:paragraph-rsid="00125b1f"/>
    </style:style>
    <style:style style:name="P14" style:family="paragraph" style:parent-style-name="Standard">
      <style:paragraph-properties fo:text-align="justify" style:justify-single-word="false"/>
      <style:text-properties officeooo:rsid="00011c45" officeooo:paragraph-rsid="000a0c3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f7fe" style:font-weight-asian="bold" style:font-weight-complex="bold"/>
    </style:style>
    <style:style style:name="T3" style:family="text">
      <style:text-properties fo:font-weight="bold" officeooo:rsid="000c0740" style:font-weight-asian="bold" style:font-weight-complex="bold"/>
    </style:style>
    <style:style style:name="T4" style:family="text">
      <style:text-properties fo:font-weight="bold" officeooo:rsid="000f840b" style:font-weight-asian="bold" style:font-weight-complex="bold"/>
    </style:style>
    <style:style style:name="T5" style:family="text">
      <style:text-properties fo:font-weight="bold" officeooo:rsid="00159491" style:font-weight-asian="bold" style:font-weight-complex="bold"/>
    </style:style>
    <style:style style:name="T6" style:family="text">
      <style:text-properties officeooo:rsid="00001e30"/>
    </style:style>
    <style:style style:name="T7" style:family="text">
      <style:text-properties officeooo:rsid="00011c45"/>
    </style:style>
    <style:style style:name="T8" style:family="text">
      <style:text-properties officeooo:rsid="000568e6"/>
    </style:style>
    <style:style style:name="T9" style:family="text">
      <style:text-properties officeooo:rsid="0008eecb"/>
    </style:style>
    <style:style style:name="T10" style:family="text">
      <style:text-properties officeooo:rsid="000a0c3a"/>
    </style:style>
    <style:style style:name="T11" style:family="text">
      <style:text-properties officeooo:rsid="000c0740"/>
    </style:style>
    <style:style style:name="T12" style:family="text">
      <style:text-properties officeooo:rsid="000cfcc6"/>
    </style:style>
    <style:style style:name="T13" style:family="text">
      <style:text-properties officeooo:rsid="0010aa89"/>
    </style:style>
    <style:style style:name="T14" style:family="text">
      <style:text-properties officeooo:rsid="00125b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mbre.- …...................................................................................................... <text:s text:c="5"/>2º DAW</text:p>
      <text:p text:style-name="Standard"/>
      <text:p text:style-name="Standard"/>
      <text:p text:style-name="P1">1. <text:span text:style-name="T2">( </text:span><text:span text:style-name="T5">3,5</text:span><text:span text:style-name="T4"> </text:span><text:span text:style-name="T2">puntos) </text:span><text:span text:style-name="T6">Hacer un programa que contenga:</text:span></text:p>
      <text:p text:style-name="P1"/>
      <text:p text:style-name="P2">La definición del objeto <text:span text:style-name="T13">Artículo</text:span> con las siguientes características:</text:p>
      <text:p text:style-name="P2"/>
      <text:p text:style-name="P2"><text:tab/>Propiedades:</text:p>
      <text:p text:style-name="P2"/>
      <text:p text:style-name="P12"><text:tab/><text:tab/><text:span text:style-name="T13">Descripción<text:tab/><text:tab/>Descripción del artículo, p.e. “Bombilla de 15 w.”.</text:span></text:p>
      <text:p text:style-name="P12"><text:tab/><text:tab/><text:span text:style-name="T13">Fecha_compra<text:tab/><text:tab/>De tipo Date().</text:span></text:p>
      <text:p text:style-name="P12"><text:tab/><text:tab/><text:span text:style-name="T13">Fecha_venta<text:tab/><text:tab/>De tipo Date().</text:span></text:p>
      <text:p text:style-name="P12"><text:tab/><text:tab/><text:span text:style-name="T13">Precio_compra</text:span></text:p>
      <text:p text:style-name="P12"><text:tab/><text:tab/><text:span text:style-name="T13">Precio_venta</text:span></text:p>
      <text:p text:style-name="P12"/>
      <text:p text:style-name="P2"><text:tab/><text:span text:style-name="T8">Métodos:</text:span></text:p>
      <text:p text:style-name="P2"/>
      <text:p text:style-name="P13"><text:tab/><text:tab/><text:span text:style-name="T14">dias_almacenado<text:tab/>Devuelve el nº de días entre la compra y la venta.</text:span></text:p>
      <text:p text:style-name="P13"><text:span text:style-name="T14"><text:tab/><text:tab/>ganancia_diaria<text:tab/>Devuelve la diferencia entre el precio de venta y el de compra</text:span></text:p>
      <text:p text:style-name="P13"><text:span text:style-name="T14"><text:tab/><text:tab/><text:tab/><text:tab/><text:tab/>dividido entre el número de días almacenado.</text:span></text:p>
      <text:p text:style-name="P13"/>
      <text:p text:style-name="P3"><text:span text:style-name="T7">Un enlace “Introducir datos” que permitirá</text:span> introducir <text:span text:style-name="T14">artículos hasta que no se desee continuar. Las fechas se solicitarán por año, mes y día y se comprobará:</text:span></text:p>
      <text:p text:style-name="P3"/>
      <text:list xml:id="list9214706531974137036" text:style-name="L1">
        <text:list-item>
          <text:p text:style-name="P10">Que el mes es un valor entre 1 y 12. Se volverá a pedir el mes en caso contrario.</text:p>
        </text:list-item>
        <text:list-item>
          <text:p text:style-name="P10">Que el día es un valor entre 1 y 31. Se volverá a pedir el día en caso contrario.</text:p>
        </text:list-item>
        <text:list-item>
          <text:p text:style-name="P10">Que la <text:span text:style-name="T14">fecha de venta </text:span>es posterior a la <text:span text:style-name="T14">de compra</text:span>. Se volverán a pedir las fechas en caso contrario.</text:p>
        </text:list-item>
      </text:list>
      <text:p text:style-name="P4"/>
      <text:p text:style-name="P7">Un enlace “Mostrar <text:span text:style-name="T14">artículo de mayor ganancia diaria” que mostrará la descripción y los días almacenados del artículo correspondiente.</text:span></text:p>
      <text:p text:style-name="P7"/>
      <text:p text:style-name="P7"/>
      <text:p text:style-name="P9">2. <text:span text:style-name="T2">(3,</text:span><text:span text:style-name="T5">5</text:span><text:span text:style-name="T2"> puntos) </text:span>Hacer un programa que permita recoger <text:span text:style-name="T11">en una tabla </text:span>los datos de l<text:span text:style-name="T11">as compras realizadas introduciendo por cada compra la descripción del artículo, la fecha (por año, mes y día) y el importe. </text:span><text:span text:style-name="T3">Una vez recogidos los datos</text:span><text:span text:style-name="T11"> se realizarán los procesos necesarios para que se muestren </text:span><text:span text:style-name="T3">los nombres</text:span><text:span text:style-name="T11"> de los meses ordenados de mayor a menor cantidad total de gastos en el mes.</text:span></text:p>
      <text:p text:style-name="P8"/>
      <text:p text:style-name="P8"/>
      <text:p text:style-name="P6">3. <text:span text:style-name="T1">(1,5 puntos)</text:span><text:tab/>Hacer un programa que pida <text:span text:style-name="T12">una </text:span>fecha <text:span text:style-name="T12">inicial, otra final y muestre una intermedia cogida de forma aleatoria (con igual probabilidad) con la forma:</text:span></text:p>
      <text:p text:style-name="P6"/>
      <text:p text:style-name="P5"><text:tab/>La <text:span text:style-name="T12">persona premiada ha sido la nacida </text:span>el <text:span text:style-name="T1">LUNES, 25 de marzo de 2.014</text:span></text:p>
      <text:p text:style-name="P5"/>
      <text:p text:style-name="P5"/>
      <text:p text:style-name="P5">4. <text:span text:style-name="T1">(1,5 puntos)</text:span><text:tab/>Hacer un programa que pida una cadena de caracteres y muestre las direcciones de correo electrónico válidas que forman parte de la cadena separándolas por “ / “, teniendo en cuenta que son válidas aquellas que:</text:p>
      <text:p text:style-name="P5"/>
      <text:list xml:id="list5620984815578483627" text:style-name="L2">
        <text:list-item>
          <text:p text:style-name="P11">Contienen la letra @.</text:p>
        </text:list-item>
        <text:list-item>
          <text:p text:style-name="P11">Antes de la arroba hay algún carácter alfanumérico (letras, números o guión bajo).</text:p>
        </text:list-item>
        <text:list-item>
          <text:p text:style-name="P11">Después de la arroba hay algún carácter alfanumérico, un punto y una serie de 2 o 3 caracter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3-02-18T10:18:25</meta:creation-date>
    <dc:date>2015-05-21T00:26:26.048407666</dc:date>
    <meta:editing-duration>PT3H11M40S</meta:editing-duration>
    <meta:editing-cycles>21</meta:editing-cycles>
    <meta:generator>LibreOffice/4.2.7.2$Linux_X86_64 LibreOffice_project/420m0$Build-2</meta:generator>
    <meta:document-statistic meta:table-count="0" meta:image-count="0" meta:object-count="0" meta:page-count="2" meta:paragraph-count="25" meta:word-count="366" meta:character-count="2211" meta:non-whitespace-character-count="1846"/>
  </office:meta>
</office:document-meta>
</file>